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fo:language="pl" fo:country="PL"/>
    </style:style>
    <style:style style:name="T3" style:parent-style-name="Standardskriftforavsnitt" style:family="text">
      <style:text-properties fo:language="pl" fo:country="PL"/>
    </style:style>
    <style:style style:name="P4" style:parent-style-name="Normal" style:family="paragraph">
      <style:text-properties fo:language="pl" fo:country="PL"/>
    </style:style>
  </office:automatic-styles>
  <office:body>
    <office:text text:use-soft-page-breaks="true">
      <text:p text:style-name="P1">Welcome to the Olaf’s Winter Wonderland Challenge! It’s a simple platform game in javascript.</text:p>
      <text:p text:style-name="Normal">Let me describe some parts of my code here. I’ve added three major extensions and one minor.<text:s/><text:span text:style-name="T2">We can<text:s/></text:span><text:span text:style-name="T3">start with enemies.<text:s/></text:span>I have introduced flames as enemies, and each time Olaf gets too near to them, he dies.<text:s/>A nice addition is a shouting sound. Later in the game enemies are moving<text:s/>in groups, sometimes with different ranges so it creates a little bit of extra difficulty.</text:p>
      <text:p text:style-name="P4">Next,<text:s/>we can go<text:s/>to the platforms.<text:s/>I have created ice-like platforms that allow Olaf to get higher and gain extra points by getting some extra ice<text:s/>cream and coins (each ice cream gives 1 point and each coin gives 5 points).<text:s/></text:p>
      <text:p text:style-name="Normal">Final,<text:s/>a<text:s/>major extension is a sound. I have added background sound, dying in contact with enemy sound, dying in the canyon sound, reaching final point sound, jumping sound, gaining coins sound, munching ice cream sound and adding life sound. It was a little bit complicated to initialise all of these sounds to play exactly when wanted, especially falling to the canyon sound, since I have allowed my game character to go ‘’underground’’ but I have figured it out.<text:s/></text:p>
      <text:p text:style-name="Normal">As for the minor extension, I have decided that live adding will be useful, so, during the game, you can find two hearts that are adding 1 live each on the counter.</text:p>
      <text:p text:style-name="Normal">Enjoy your pla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na Matyjasik-Wegierska</meta:initial-creator>
    <dc:creator>Lena Matyjasik-Wegierska</dc:creator>
    <meta:creation-date>2022-03-16T12:08:00Z</meta:creation-date>
    <dc:date>2022-03-18T09:02:00Z</dc:date>
    <meta:template xlink:href="Normal" xlink:type="simple"/>
    <meta:editing-cycles>1</meta:editing-cycles>
    <meta:editing-duration>PT161640S</meta:editing-duration>
    <meta:document-statistic meta:page-count="1" meta:paragraph-count="6" meta:word-count="238" meta:character-count="1333" meta:row-count="16" meta:non-whitespace-character-count="1099"/>
  </office:meta>
</office:document-meta>
</file>